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Yu Gothic" style:font-name-asian="Yu Gothic" style:font-name-complex="Yu Gothic"/>
    </style:style>
    <style:style style:name="ce6" style:family="table-cell" style:parent-style-name="Default" style:data-style-name="N0">
      <style:text-properties fo:color="#FF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14.6843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8.06979166666667cm" style:use-optimal-column-width="true"/>
    </style:style>
    <style:style style:name="co6" style:family="table-column">
      <style:table-column-properties fo:break-before="auto" style:column-width="0.582083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2.51479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"/>
        <table:table-column table:style-name="co7" table:default-cell-style-name="ce1"/>
        <table:table-column table:style-name="co8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1">
            <text:p>Things to Do - Project</text:p>
          </table:table-cell>
          <table:table-cell table:style-name="ce1"/>
          <table:table-cell office:value-type="string" table:style-name="ce2">
            <text:p>Priority</text:p>
          </table:table-cell>
          <table:table-cell office:value-type="string" table:style-name="ce2">
            <text:p>By</text:p>
          </table:table-cell>
          <table:table-cell office:value-type="string" table:style-name="ce2">
            <text:p>Comments</text:p>
          </table:table-cell>
          <table:table-cell table:style-name="ce3"/>
          <table:table-cell table:style-name="ce1"/>
          <table:table-cell office:value-type="string" table:style-name="ce1">
            <text:p>Things to Do - Project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atabase / Models</text:p>
          </table:table-cell>
          <table:table-cell table:number-columns-repeated="4" table:style-name="ce1"/>
          <table:table-cell table:style-name="ce4"/>
          <table:table-cell table:style-name="ce1"/>
          <table:table-cell office:value-type="string" table:style-name="ce2">
            <text:p>Database / Models</text:p>
          </table:table-cell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Add more seed Data to cover all combinations - UserSection by Statu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160 Properties added - Notes in Properties.xlsx</text:p>
          </table:table-cell>
          <table:table-cell office:value-type="string" table:style-name="ce5">
            <text:p>✓</text:p>
          </table:table-cell>
          <table:table-cell table:style-name="ce1"/>
          <table:table-cell office:value-type="string" table:style-name="ce1">
            <text:p>Use Microsoft Authorisation and Database</text:p>
          </table:table-cell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Ensure Seed is work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Verified</text:p>
          </table:table-cell>
          <table:table-cell office:value-type="string" table:style-name="ce5">
            <text:p>✓</text:p>
          </table:table-cell>
          <table:table-cell table:style-name="ce1"/>
          <table:table-cell office:value-type="string" table:style-name="ce1">
            <text:p>Counter by section for total of approved, <text:s/>funded, actual</text:p>
          </table:table-cell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Fix Problem with data-annotations Error Messag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JC</text:p>
          </table:table-cell>
          <table:table-cell table:style-name="ce1"/>
          <table:table-cell table:style-name="ce5"/>
          <table:table-cell table:style-name="ce1"/>
          <table:table-cell office:value-type="string" table:style-name="ce1">
            <text:p>set up a Prefund account that funding could issued from (Funds in / Funds out)<text:s/>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Remove seeding updat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This can be commented out before final build</text:p>
          </table:table-cell>
          <table:table-cell office:value-type="string" table:style-name="ce5">
            <text:p>✓</text:p>
          </table:table-cell>
          <table:table-cell table:number-columns-repeated="16378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Export Database to AWL / Azure - Change connection str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JC</text:p>
          </table:table-cell>
          <table:table-cell office:value-type="string" table:style-name="ce1">
            <text:p>Issues with AWS Sign up - in progress</text:p>
          </table:table-cell>
          <table:table-cell table:style-name="ce5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hange user Name and Password to Private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e-implement or remove Commeted data-annotations</text:p>
          </table:table-cell>
          <table:table-cell table:number-columns-repeated="3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1">
            <text:p>&lt;label class="field-validation-error"&gt;Html.DisplayFor(model =&gt; model.LoginErrorMessage)&lt;/label&gt;</text:p>
          </table:table-cell>
          <table:table-cell table:number-columns-repeated="2" table:style-name="ce1"/>
          <table:table-cell office:value-type="string" table:style-name="ce1">
            <text:p>I am unsure what this references The only item I found was an internal string in Authorisation Class. I saved the current version and recoded using the BMI solution validation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string" table:style-name="ce2">
            <text:p>Controllers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ate Controllers for OPW staff putting up Works Requests - EW,CW,M&amp;E,Storage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style-name="ce1"/>
          <table:table-cell office:value-type="string" table:style-name="ce1">
            <text:p>Controllers for items above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4 - Controllers and views by section <text:s/>- Create Works Request</text:p>
          </table:table-cell>
          <table:table-cell table:style-name="ce1"/>
          <table:table-cell office:value-type="string" table:style-name="ce1">
            <text:p>JL</text:p>
          </table:table-cell>
          <table:table-cell office:value-type="string" table:style-name="ce6">
            <text:p>Need to add routing</text:p>
          </table:table-cell>
          <table:table-cell table:style-name="ce7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2 - Controllers and views by section <text:s/>- Create Works Request</text:p>
          </table:table-cell>
          <table:table-cell table:number-columns-repeated="2" table:style-name="ce1"/>
          <table:table-cell office:value-type="string" table:style-name="ce6">
            <text:p>Button for approval</text:p>
          </table:table-cell>
          <table:table-cell table:style-name="ce7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reate Controllers for DEASP staff Approving Works Requests - Accommodation Funding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1 - Controllers and views by section <text:s/>- Create Works Request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Approval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of Works for section awaiting Funding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<text:s text:c="74"/>- List Status of Works for section<text:s/></text:p>
          </table:table-cell>
          <table:table-cell table:number-columns-repeated="3" table:style-name="ce1"/>
          <table:table-cell table:style-name="ce4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iews</text:p>
          </table:table-cell>
          <table:table-cell table:number-columns-repeated="4"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me as above</text:p>
          </table:table-cell>
          <table:table-cell table:style-name="ce1"/>
          <table:table-cell office:value-type="string" table:style-name="ce1">
            <text:p>JL</text:p>
          </table:table-cell>
          <table:table-cell table:style-name="ce1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eport Page</text:p>
          </table:table-cell>
          <table:table-cell table:style-name="ce1"/>
          <table:table-cell office:value-type="string" table:style-name="ce1">
            <text:p>JL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esting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95% Test Coverag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uthenthication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nstall Owin<text:s/>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Authorise Data Notations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ocumentation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t up Swagger and Swashbuckle</text:p>
          </table:table-cell>
          <table:table-cell table:number-columns-repeated="3" table:style-name="ce1"/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dd comments to code ///</text:p>
          </table:table-cell>
          <table:table-cell table:number-columns-repeated="3" table:style-name="ce1"/>
          <table:table-cell table:number-columns-repeated="16379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Sheet1.A4:Sheet1.F1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John</meta:initial-creator>
    <dc:creator>Colm Carberry</dc:creator>
    <meta:creation-date>2018-11-28T17:25:23Z</meta:creation-date>
    <dc:date>2018-11-30T08:19:34Z</dc:date>
    <meta:editing-duration>PT0S</meta:editing-duration>
  </office:meta>
</office:document-meta>
</file>